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2"><text:span text:style-name="T1">A programação procedural é uma forma de escrever programas que segue uma sequência de ações que são executadas em ordem. Cada ação é escrita em uma função e pode ser usada várias vezes ao longo do programa. Apesar de ser uma forma mais antiga de se programar, ainda é bastante utilizada e é a base de linguagens como Python e Ruby.</text:span></text:p>
      <text:p text:style-name="P2"><text:span text:style-name="T1"/></text:p>
      <text:p text:style-name="P2"><text:span text:style-name="T1">Já a Programação Orientada a Objetos (POO) é um modo de escrever programas em que as entidades são representadas por características (atributos) e comportamentos (métodos). A POO não segue um fluxo linear, mas sim permite que os objetos interajam uns com os outros, criando um sistema mais fácil de entender e modificar. Algumas características importantes da POO são a encapsulação, o polimorfismo e a heranç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